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Toman" svg:font-family="'Times New T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21085e" officeooo:paragraph-rsid="0021085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239715" officeooo:paragraph-rsid="0023971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weight="bold" officeooo:rsid="0021085e" officeooo:paragraph-rsid="0021085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rsid="00239715" officeooo:paragraph-rsid="0023971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officeooo:rsid="0022e1e1" officeooo:paragraph-rsid="0021085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239715" officeooo:paragraph-rsid="0021085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248a4b" officeooo:paragraph-rsid="00239715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25625a" officeooo:paragraph-rsid="0025625a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officeooo:rsid="0027c059" officeooo:paragraph-rsid="0027c059" style:font-size-asian="12pt" style:font-size-complex="12pt"/>
    </style:style>
    <style:style style:name="P11" style:family="paragraph" style:parent-style-name="Standard">
      <style:text-properties style:font-name="Times New Roman" fo:font-size="12pt" officeooo:rsid="001eeb57" officeooo:paragraph-rsid="001eeb57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f9b64" officeooo:paragraph-rsid="001f9b64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d938f" officeooo:paragraph-rsid="001d938f" style:font-size-asian="12pt" style:font-size-complex="12pt"/>
    </style:style>
    <style:style style:name="P14" style:family="paragraph" style:parent-style-name="Standard">
      <style:text-properties style:font-name="Times New Roman" fo:font-size="12pt" officeooo:rsid="001ed039" officeooo:paragraph-rsid="001ed039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0239715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25625a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27c059" style:font-size-asian="12pt" style:font-size-complex="12pt"/>
    </style:style>
    <style:style style:name="T1" style:family="text">
      <style:text-properties officeooo:rsid="001c2f81"/>
    </style:style>
    <style:style style:name="T2" style:family="text">
      <style:text-properties officeooo:rsid="001e542c"/>
    </style:style>
    <style:style style:name="T3" style:family="text">
      <style:text-properties officeooo:rsid="001eeb57"/>
    </style:style>
    <style:style style:name="T4" style:family="text">
      <style:text-properties officeooo:rsid="001f9b6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af0d" style:font-weight-asian="normal" style:font-weight-complex="normal"/>
    </style:style>
    <style:style style:name="T7" style:family="text">
      <style:text-properties fo:font-weight="normal" officeooo:rsid="0022e1e1" style:font-weight-asian="normal" style:font-weight-complex="normal"/>
    </style:style>
    <style:style style:name="T8" style:family="text">
      <style:text-properties fo:font-weight="normal" officeooo:rsid="00239715" style:font-weight-asian="normal" style:font-weight-complex="normal"/>
    </style:style>
    <style:style style:name="T9" style:family="text">
      <style:text-properties fo:font-weight="normal" officeooo:rsid="0027f6bc" style:font-weight-asian="normal" style:font-weight-complex="normal"/>
    </style:style>
    <style:style style:name="T10" style:family="text">
      <style:text-properties fo:font-weight="normal" officeooo:rsid="00248a4b" style:font-weight-asian="normal" style:font-weight-complex="normal"/>
    </style:style>
    <style:style style:name="T11" style:family="text">
      <style:text-properties fo:font-weight="normal" officeooo:rsid="0025625a" style:font-weight-asian="normal" style:font-weight-complex="normal"/>
    </style:style>
    <style:style style:name="T12" style:family="text">
      <style:text-properties fo:font-weight="normal" officeooo:rsid="0027c059" style:font-weight-asian="normal" style:font-weight-complex="normal"/>
    </style:style>
    <style:style style:name="T13" style:family="text">
      <style:text-properties style:font-name="Times New Toman" fo:font-size="12pt" fo:font-weight="bold" officeooo:rsid="00248a4b" style:font-size-asian="10.5pt" style:font-weight-asian="bold" style:font-size-complex="12pt" style:font-weight-complex="bold"/>
    </style:style>
    <style:style style:name="T14" style:family="text">
      <style:text-properties style:font-name="Times New Toman" fo:font-size="12pt" fo:font-weight="bold" officeooo:rsid="0025625a" style:font-size-asian="10.5pt" style:font-weight-asian="bold" style:font-size-complex="12pt" style:font-weight-complex="bold"/>
    </style:style>
    <style:style style:name="T15" style:family="text">
      <style:text-properties style:font-name="Times New Toman" fo:font-size="12pt" fo:font-weight="bold" officeooo:rsid="0027c059" style:font-size-asian="10.5pt" style:font-weight-asian="bold" style:font-size-complex="12pt" style:font-weight-complex="bold"/>
    </style:style>
    <style:style style:name="T16" style:family="text">
      <style:text-properties style:font-name="Times New Toman" fo:font-size="12pt" fo:font-weight="normal" officeooo:rsid="00248a4b" style:font-size-asian="10.5pt" style:font-weight-asian="normal" style:font-size-complex="12pt" style:font-weight-complex="normal"/>
    </style:style>
    <style:style style:name="T17" style:family="text">
      <style:text-properties style:font-name="Times New Toman" fo:font-size="12pt" fo:font-weight="normal" officeooo:rsid="0025625a" style:font-size-asian="10.5pt" style:font-weight-asian="normal" style:font-size-complex="12pt" style:font-weight-complex="normal"/>
    </style:style>
    <style:style style:name="T18" style:family="text">
      <style:text-properties style:font-name="Times New Toman" fo:font-size="12pt" fo:font-weight="normal" officeooo:rsid="0027c059" style:font-size-asian="10.5pt" style:font-weight-asian="normal" style:font-size-complex="12pt" style:font-weight-complex="normal"/>
    </style:style>
    <style:style style:name="T19" style:family="text">
      <style:text-properties officeooo:rsid="0027f6bc"/>
    </style:style>
    <style:style style:name="T20" style:family="text">
      <style:text-properties fo:font-size="12pt" fo:font-weight="normal" officeooo:rsid="00248a4b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5625a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7c059" style:font-size-asian="10.5pt" style:font-weight-asian="normal" style:font-size-complex="12pt" style:font-weight-complex="normal"/>
    </style:style>
    <style:style style:name="T23" style:family="text">
      <style:text-properties fo:font-size="12pt" fo:font-weight="bold" officeooo:rsid="00248a4b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25625a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27c059" style:font-size-asian="10.5pt" style:font-weight-asian="bold" style:font-size-complex="12pt" style:font-weight-complex="bold"/>
    </style:style>
    <style:style style:name="T26" style:family="text">
      <style:text-properties fo:font-weight="bold" officeooo:rsid="00248a4b" style:font-weight-asian="bold" style:font-weight-complex="bold"/>
    </style:style>
    <style:style style:name="T27" style:family="text">
      <style:text-properties fo:font-weight="bold" officeooo:rsid="0025625a" style:font-weight-asian="bold" style:font-weight-complex="bold"/>
    </style:style>
    <style:style style:name="T28" style:family="text">
      <style:text-properties fo:font-weight="bold" officeooo:rsid="0027c05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ulo Simplício Braga</text:p>
      <text:p text:style-name="P10">Internet das Coisas</text:p>
      <text:p text:style-name="P10">Aprendizagem de Máquina em Inteligência Artificial</text:p>
      <text:p text:style-name="P9"/>
      <text:p text:style-name="P9">1)Faça uma pesquisa na internet <text:s/>e mostre 3 exemplos de como a tecnologia pode ajudar no combate do COVID19</text:p>
      <text:p text:style-name="P9"/>
      <text:p text:style-name="P11">Rastreamento de Quarentena: Uma das questões mais críticas que a pandemia tem nos mostrado é como fazer o controle daqueles que estão infectados. Neste sentido, tecnologias de rastreamento podem e devem ser utilizadas para evitar a propagação desenfreada do vírus. <text:span text:style-name="T19">Mecanismos</text:span> que utilizan-se de GPS, RFID, Wi-fi, Bluetooth e redes de celular podem facilmente ser integrados com dispositivos IoT e tornar mais fácil a vida dos médicos e agentes públicos preocupados com a rápida disseminação do COVID 19. </text:p>
      <text:p text:style-name="P11"/>
      <text:p text:style-name="P11">Monitoramento Remoto: Com o uso de dispositivos IoT no sistema de saúde, a tele-medicina <text:span text:style-name="T4">está cada vez mais presente. De maneira remota, as pessoas podem fazer upload de suas condições de saúde através de aplicativos de celular possibilitando que médicos tenham acesso aos dados e assim possam prover o acompanhamento mais adequado, seja via consulta virtual ou até mesmo com encaminhamento para clínicas. Como bônus, tal iniciativa não só reduz a carga do sistema de saúde, bem como diminui a circulação de potenciais infectados.</text:span></text:p>
      <text:p text:style-name="P11"/>
      <text:p text:style-name="P12">Dispositivos Médicos Inteligentes: Com a Internet das Coisas e Inteligência Artificial, dispositivos inteligentes, tais quais monitores de saturação de oxigênio, torna<text:span text:style-name="T19">m mais</text:span> fácil rastrear, salvar e processar dados e progredir no diagnostico e tratamento de sintomas relacionados a COVID 19. Por exemplo, monitores fitness que são utilizados em ‘Smart Watches ‘ são uma ótima maneira de acompanhar batimentos cardíacos sem a necessidade de alto investimento.</text:p>
      <text:p text:style-name="P9"/>
      <text:p text:style-name="P9">2)Identifique 3 <text:s/>empresas de TI <text:s/>e quais soluções de IoT que estão oferecendo para combater o COVID19. <text:s/>Explique e dê 3 exemplos</text:p>
      <text:p text:style-name="P9"/>
      <text:p text:style-name="P9">Biologix – <text:span text:style-name="T1">A Biologix é uma start-up brasileira que em parceria com o Hospital Israelita Albert Einstein desenvolveu um dispositivo IoT inteligente que monitora o saturação do oxigênio, bem como a frequência cardíaca através de um aplicativo de smartphone. Os dados coletados são enviados em tempo real para o corpo médico que faz o acompanhamento dos pacientes.</text:span></text:p>
      <text:p text:style-name="P9"/>
      <text:p text:style-name="P13">Kinsa – Kinsa é uma empresa norte-americana que tem como missão empregar a tecnologia para <text:s/>impedir que doenças infecciosas se espalhem através da detecção em estágio inicial. No combate a Covid19, especificamente, o seu termômetro digital tem se mostrado de grande valia para médicos e hospitais. Trata-se de um dispositivo “smart” que conecta-se via bluetooth a um aplicativo de celular, coleta dados de temperatura em tempo real e os envia para <text:span text:style-name="T2">as unidades de saúde</text:span>. </text:p>
      <text:p text:style-name="P13"/>
      <text:p text:style-name="P14">Actility – Em parceria com mais duas empresas, a Actility lançou um kit para estabelecer distanciamento social seguro dentro de escritórios. O kit consiste de dispositivos <text:span text:style-name="T3">bluetooth conectados a uma rede LoRa. Os dispositivos ficam com os funcionarios e são capazes de monitorar o distânciamento entre eles dentro do ambiente do escritório</text:span></text:p>
      <text:p text:style-name="P14"/>
      <text:p text:style-name="P1">Conclusão</text:p>
      <text:p text:style-name="P3"/>
      <text:p text:style-name="P3"><text:tab/><text:span text:style-name="T5">Desde sua aparição ao final do último ano, a COVID-19 vem dominando o debate público já faz algum tempo e a perspectiva é que continue assim pelos próximos meses, afinal trata-se de um evento histórico. Não é a primeira vez que uma pandemia impacta a sociedade em seus mais </text:span><text:soft-page-break/><text:span text:style-name="T5">diversos níveis, mas é sim a primeira vez que a sociedade moderna, altamente conectada e tecnologica, se vê frente a um desafio dessa magnitude.</text:span></text:p>
      <text:p text:style-name="P3"><text:span text:style-name="T5"><text:tab/></text:span><text:span text:style-name="T6">Ter uma sociedade nos moldes atuais, onde os dados fluem de uma lado a outro do globo praticamente em tempo real e novas tecnologias emergem com uma rapidez inédita, traz, sem sombra de dúvidas, grandes benefícios para o ser humano, mas há de se pensar também nas responsabilidades que aqueles que estão na borda do desenvolvimento da vida moderna têm.</text:span></text:p>
      <text:p text:style-name="P3"><text:span text:style-name="T6"><text:tab/></text:span><text:span text:style-name="T7">Muitas lições estão sendo aprendidas, seja na base do estudo ou por imposição, e talvez a mais importante delas </text:span><text:span text:style-name="T9">é</text:span><text:span text:style-name="T7"> o senso de comunidade. É apenas através da cooperação que haverá uma saída e nesse sentido, são inúmeros os exemplos de iniciativas de empresas e setores da sociedade civíl, que estão empenhad</text:span><text:span text:style-name="T8">o</text:span><text:span text:style-name="T7">s em encontrar soluções para poblemas que eram inimaginaveis até bem pouco tempo </text:span><text:span text:style-name="T9">atrás</text:span><text:span text:style-name="T7">, mas que se tornaram latentes durante o período de pandemia. </text:span></text:p>
      <text:p text:style-name="P5"><text:tab/>Seja através do processamento massivo de dados em busca de padrões e previsões ou com dispositivos inteligentes e conectados, soluções, tais quais aquelas aqui discutidas, vêm sendo apresentadas e se mostram de grande valia no enfrentamento deste que já é sem dúvidas o maior desafio de uma geração.</text:p>
      <text:p text:style-name="P3"><text:span text:style-name="T7"><text:tab/></text:span><text:span text:style-name="T8">Se ainda são grandes as indagações sobre o alcance da COVID-19 e até quando ela irá perdurar, podemos ao menos ter a certeza de que toda a <text:s/>tecnologia que nos trouxe até aqui continuará sendo o fio condutor de nossa história.</text:span></text:p>
      <text:p text:style-name="P6"/>
      <text:p text:style-name="P2">Referências</text:p>
      <text:p text:style-name="P4"><text:tab/></text:p>
      <text:p text:style-name="P15"><text:span text:style-name="T10">JOHNSON, Sarah. </text:span><text:span text:style-name="T26">Five COVID-19 Critical Use Cases IoT Healthcare Companies Must Focus</text:span><text:span text:style-name="T10">.</text:span><text:span text:style-name="T26"> https://www.medium.com</text:span><text:span text:style-name="T10">. 2020. Disponível em: https://productcoalition.com/five-covid-19-critical-use-cases-iot-healthcare-companies-must-focus-e5dc21a12187. Acesso em: 19 Set. 2020.</text:span></text:p>
      <text:p text:style-name="P7"/>
      <text:p text:style-name="P16"><text:span text:style-name="T10">ELTON, Alisson. </text:span><text:span text:style-name="T26">Brazilian startup develops technology for remote monitoring of patients with suspected COVID-19</text:span><text:span text:style-name="T10">. </text:span><text:span text:style-name="T26">https://www.</text:span><text:span text:style-name="T27">agencia.fapesp.br</text:span><text:span text:style-name="T11">. 2020. Disponível em: https://agencia.fapesp.br/brazilian-startup-develops-technology-for-remote-monitoring-of-patients-with-suspected-covid-19/33144/. Acesso em: 19 Ser. 2020.</text:span></text:p>
      <text:p text:style-name="P8"/>
      <text:p text:style-name="P17"><text:span text:style-name="T11">A</text:span><text:span text:style-name="T12">CTILITY. </text:span><text:span text:style-name="T28">COVID-19: </text:span><text:span text:style-name="T12">How the IoT can save people. Actility. 2020. Disponível em: https://www.actility.com/covid-19-how-the-internet-of-things-can-save-people/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Toman" svg:font-family="'Times New T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7:20:04.300651128</meta:creation-date>
    <dc:date>2020-09-21T10:10:15.367125684</dc:date>
    <meta:editing-duration>PT13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819" meta:character-count="5507" meta:non-whitespace-character-count="4691"/>
  </office:meta>
</office:document-meta>
</file>